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7.316cm" fo:min-width="12.069cm" draw:shadow-opacity="20%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2.154cm" fo:min-width="4.004cm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2.154cm" fo:min-width="4.0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bf819e" draw:textarea-horizontal-align="justify" draw:textarea-vertical-align="middle" draw:auto-grow-height="false" fo:min-height="2.154cm" fo:min-width="4.004cm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154cm" fo:min-width="4.0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3cm"/>
    </style:style>
    <style:style style:name="P1" style:family="paragraph">
      <loext:graphic-properties draw:fill="solid" draw:fill-color="#729fcf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T1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75cm" svg:height="10.7cm" draw:transform="skewX (-1.95840142175588E-017) rotate (-0.122173047639603) translate (1.657cm 1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775cm" svg:height="10.7cm" draw:transform="rotate (-2.80998009571087) translate (30.3cm 9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775cm" svg:height="10.7cm" draw:transform="rotate (2.35619449019234) translate (21.534cm 23.0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5cm" svg:height="3.4cm" svg:x="13.1cm" svg:y="7.2cm">
          <text:p text:style-name="P2">TopicalDescripto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4" draw:layer="layout" svg:x1="8cm" svg:y1="6.1cm" svg:x2="13.5cm" svg:y2="7.9cm">
          <text:p text:style-name="P2">Skos:related</text:p>
        </draw:line>
        <draw:custom-shape draw:style-name="gr4" draw:text-style-name="P5" draw:layer="layout" svg:width="5.5cm" svg:height="3.4cm" svg:x="3cm" svg:y="3.3cm">
          <text:p text:style-name="P2">Compound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5" draw:text-style-name="P4" draw:layer="layout" svg:x1="23.5cm" svg:y1="6.4cm" svg:x2="23.5cm" svg:y2="13.6cm">
          <text:p text:style-name="P2">Skos:closeMatch</text:p>
          <text:p text:style-name="P2"/>
        </draw:line>
        <draw:custom-shape draw:style-name="gr6" draw:text-style-name="P6" draw:layer="layout" svg:width="5.5cm" svg:height="3.4cm" svg:x="21cm" svg:y="3cm">
          <text:p text:style-name="P2">Taxon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5.5cm" svg:height="3.4cm" svg:x="20.5cm" svg:y="13.6cm">
          <text:p text:style-name="P2">Mesh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9" draw:layer="layout" svg:x1="18.6cm" svg:y1="8.9cm" svg:x2="22.6cm" svg:y2="13.7cm">
          <text:p text:style-name="P8">Vocab:concept</text:p>
        </draw:line>
        <draw:frame draw:style-name="gr8" draw:text-style-name="P10" draw:layer="layout" svg:width="2.83cm" svg:height="0.962cm" svg:x="3.8cm" svg:y="8.4cm">
          <draw:text-box>
            <text:p><text:span text:style-name="T1">FORUM</text:span></text:p>
          </draw:text-box>
        </draw:frame>
        <draw:frame draw:style-name="gr9" draw:text-style-name="P10" draw:layer="layout" svg:width="2.335cm" svg:height="0.962cm" svg:x="15.97cm" svg:y="14.1cm">
          <draw:text-box>
            <text:p><text:span text:style-name="T1">MESH</text:span></text:p>
          </draw:text-box>
        </draw:frame>
        <draw:frame draw:style-name="gr10" draw:text-style-name="P10" draw:layer="layout" svg:width="5.353cm" svg:height="0.962cm" svg:x="15.7cm" svg:y="3.6cm">
          <draw:text-box>
            <text:p><text:span text:style-name="T1">PC_TAXONOM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1T13:13:55.541082360</meta:creation-date>
    <dc:date>2022-10-12T12:36:14.797866278</dc:date>
    <meta:editing-duration>PT18S</meta:editing-duration>
    <meta:editing-cycles>2</meta:editing-cycles>
    <meta:generator>LibreOffice/6.1.5.2$Linux_X86_64 LibreOffice_project/10$Build-2</meta:generator>
    <meta:document-statistic meta:object-count="13"/>
  </office:meta>
</office:document-meta>
</file>